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92737" officeooo:paragraph-rsid="0009da03" style:font-size-asian="16pt" style:font-size-complex="16pt"/>
    </style:style>
    <style:style style:name="P3" style:family="paragraph" style:parent-style-name="Standard">
      <style:text-properties fo:font-size="16pt" officeooo:rsid="0010e5b5" officeooo:paragraph-rsid="0010e5b5" style:font-size-asian="16pt" style:font-size-complex="16pt"/>
    </style:style>
    <style:style style:name="P4" style:family="paragraph" style:parent-style-name="Standard">
      <style:text-properties fo:font-size="16pt" officeooo:paragraph-rsid="0018a015" style:font-size-asian="16pt" style:font-size-complex="16pt"/>
    </style:style>
    <style:style style:name="P5" style:family="paragraph" style:parent-style-name="Standard">
      <style:text-properties fo:font-size="16pt" officeooo:rsid="0019bd16" officeooo:paragraph-rsid="0019bd16" style:font-size-asian="16pt" style:font-size-complex="16pt"/>
    </style:style>
    <style:style style:name="T1" style:family="text">
      <style:text-properties officeooo:rsid="0009da03"/>
    </style:style>
    <style:style style:name="T2" style:family="text">
      <style:text-properties officeooo:rsid="000b9a92"/>
    </style:style>
    <style:style style:name="T3" style:family="text">
      <style:text-properties officeooo:rsid="000d0ab9"/>
    </style:style>
    <style:style style:name="T4" style:family="text">
      <style:text-properties officeooo:rsid="000e7cd0"/>
    </style:style>
    <style:style style:name="T5" style:family="text">
      <style:text-properties fo:font-size="20pt" style:text-underline-style="solid" style:text-underline-width="auto" style:text-underline-color="font-color" officeooo:rsid="0010e5b5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officeooo:rsid="00123433" style:font-size-asian="20pt" style:font-size-complex="20pt"/>
    </style:style>
    <style:style style:name="T7" style:family="text">
      <style:text-properties officeooo:rsid="00118844"/>
    </style:style>
    <style:style style:name="T8" style:family="text">
      <style:text-properties officeooo:rsid="00123433"/>
    </style:style>
    <style:style style:name="T9" style:family="text">
      <style:text-properties officeooo:rsid="0012d9c2"/>
    </style:style>
    <style:style style:name="T10" style:family="text">
      <style:text-properties officeooo:rsid="00137b9a"/>
    </style:style>
    <style:style style:name="T11" style:family="text">
      <style:text-properties officeooo:rsid="00153c50"/>
    </style:style>
    <style:style style:name="T12" style:family="text">
      <style:text-properties officeooo:rsid="00173b4a"/>
    </style:style>
    <style:style style:name="T13" style:family="text">
      <style:text-properties officeooo:rsid="0017e69b"/>
    </style:style>
    <style:style style:name="T14" style:family="text">
      <style:text-properties officeooo:rsid="0018a015"/>
    </style:style>
    <style:style style:name="T15" style:family="text">
      <style:text-properties officeooo:rsid="0019b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5">Synthèse p .184 : Le </text:span><text:span text:style-name="T6">C</text:span><text:span text:style-name="T5">reusot</text:span></text:p>
      <text:p text:style-name="P1"/>
      <text:p text:style-name="P3">Baptiste Villeneuve</text:p>
      <text:p text:style-name="P2"/>
      <text:p text:style-name="P2">L’ent<text:span text:style-name="T7">r</text:span>eprise <text:span text:style-name="T7">S</text:span>ch<text:span text:style-name="T7">n</text:span>eider est en effet présenté<text:span text:style-name="T8">e</text:span> ici comme une grande entreprise capitaliste: <text:span text:style-name="T8"><text:s/>o</text:span>n peut constater sur le document 3 <text:s/>plusieurs ouvriers f<text:span text:style-name="T7">ais</text:span>ant fonctio<text:span text:style-name="T7">n</text:span>ner des machines illustrant l’image d’une grande entreprise cap<text:span text:style-name="T7">i</text:span>taliste. De plus ,dans l’interview du patron et d’un ouvrier <text:span text:style-name="T8">(doc 2)</text:span>, <text:span text:style-name="T11">il est dit que</text:span> le que le directeur « absorbe tous les bénéfice<text:span text:style-name="T8">s ». </text:span><text:span text:style-name="T11">Henri Schneider prône </text:span><text:span text:style-name="T12">le capitalisme qui « alimente les usines » et « nourrit les ouvriers ». </text:span><text:span text:style-name="T13">Il approuve </text:span><text:span text:style-name="T11">également la liberté de l’entreprise par rapport à l’intervention de l’état.</text:span></text:p>
      <text:p text:style-name="P2"><text:span text:style-name="T1">Henri Schneider cherche à renvoyer l’image d’un patron puissant, bienveillant et responsable. Sur le vitr</text:span><text:span text:style-name="T9">ail</text:span><text:span text:style-name="T1"> du document 1, </text:span><text:span text:style-name="T9">il </text:span><text:span text:style-name="T1">est représenté sous les traits de saint </text:span><text:span text:style-name="T7">Éloi</text:span><text:span text:style-name="T1"> , le saint patron des forgerons. </text:span><text:span text:style-name="T9">Cette</text:span><text:span text:style-name="T1"> représent</text:span><text:span text:style-name="T9">ation</text:span><text:span text:style-name="T1"> </text:span><text:span text:style-name="T9">montre </text:span><text:span text:style-name="T1">son implication et son expérience par rapport aux forges.</text:span></text:p>
      <text:p text:style-name="P4"><text:span text:style-name="T2">L’entreprise </text:span><text:span text:style-name="T7">S</text:span><text:span text:style-name="T2">chneider a en effet adopté une politique paternaliste en </text:span><text:span text:style-name="T7">construisant</text:span><text:span text:style-name="T2"> des logements </text:span><text:span text:style-name="T10">et</text:span><text:span text:style-name="T2"> une citée ouvrière pour les ouvrier</text:span><text:span text:style-name="T14">s</text:span><text:span text:style-name="T2"> dans </text:span><text:span text:style-name="T7">laquelle</text:span><text:span text:style-name="T2"> tout était fourni et </text:span><text:span text:style-name="T7">contrôlé</text:span><text:span text:style-name="T2"> par l’entreprise, comme une école. C’est d’ailleurs ce dont se plain</text:span><text:span text:style-name="T14">t</text:span><text:span text:style-name="T2"> Jean-Baptiste Dumay, un ouvrier syndicaliste. </text:span><text:span text:style-name="T14">L</text:span><text:span text:style-name="T2">e </text:span><text:span text:style-name="T7">Creusot</text:span><text:span text:style-name="T2"> est </text:span><text:span text:style-name="T10">selon lui un modèle de</text:span><text:span text:style-name="T2"> bagne industriel dans lequel les ouvriers sont </text:span><text:span text:style-name="T7">contrôlés</text:span><text:span text:style-name="T2"> et surveillés. </text:span><text:span text:style-name="T14">L</text:span><text:span text:style-name="T3">eur liberté est restreinte, </text:span><text:span text:style-name="T4">par exemple : <text:s/>le syndicaliste se plain</text:span><text:span text:style-name="T14">t</text:span><text:span text:style-name="T4"> du fait qu’ils ne peuvent pas s’exprimer, ils ne peuvent pas dire leur opinion politique sous </text:span><text:span text:style-name="T7">peine</text:span><text:span text:style-name="T4"> </text:span><text:span text:style-name="T7">d’être</text:span><text:span text:style-name="T4"> </text:span><text:span text:style-name="T15">licencié.</text:span></text:p>
      <text:p text:style-name="P5">L’entreprise Schneider est donc un symbole de la puissance industrielle française. Elle accueille en effet de puissantes machines comme le marteau-pilon. De plus, le patron, Henri Schneider, et sa politique paternaliste sont « glorifiés » ; une église lui a d’ailleurs été dédié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4:17:40.607000000</meta:creation-date>
    <dc:date>2020-04-05T16:25:42.916000000</dc:date>
    <meta:editing-duration>PT45M16S</meta:editing-duration>
    <meta:editing-cycles>11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6" meta:word-count="273" meta:character-count="1761" meta:non-whitespace-character-count="1487"/>
  </office:meta>
</office:document-meta>
</file>